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text-properties fo:language="ru" fo:country="RU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fo:language="ru" fo:country="RU"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fo:language="ru" fo:country="RU" officeooo:paragraph-rsid="00c752fb"/>
    </style:style>
    <style:style style:name="P5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6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7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d236e2"/>
    </style:style>
    <style:style style:name="P8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fo:language="ru" fo:country="RU" officeooo:paragraph-rsid="00c752fb"/>
    </style:style>
    <style:style style:name="P9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0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1" style:family="paragraph" style:parent-style-name="Text_20_body">
      <style:paragraph-properties fo:line-height="100%" fo:text-align="center" style:justify-single-word="false"/>
      <style:text-properties fo:language="ru" fo:country="RU" officeooo:paragraph-rsid="00c752fb"/>
    </style:style>
    <style:style style:name="P12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2898in"/>
          <style:tab-stop style:position="5.472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style:text-properties fo:language="ru" fo:country="RU" officeooo:rsid="0175f55b" officeooo:paragraph-rsid="0175f55b"/>
    </style:style>
    <style:style style:name="P20" style:family="paragraph" style:parent-style-name="Text_20_body">
      <style:text-properties fo:language="ru" fo:country="RU"/>
    </style:style>
    <style:style style:name="P21" style:family="paragraph" style:parent-style-name="Text_20_body">
      <style:text-properties fo:language="ru" fo:country="RU" officeooo:rsid="01798876" officeooo:paragraph-rsid="01798876"/>
    </style:style>
    <style:style style:name="P22" style:family="paragraph" style:parent-style-name="Text_20_body">
      <style:paragraph-properties fo:text-indent="0in" style:auto-text-indent="false"/>
      <style:text-properties fo:language="ru" fo:country="RU" officeooo:rsid="01798876" officeooo:paragraph-rsid="01798876"/>
    </style:style>
    <style:style style:name="P23" style:family="paragraph" style:parent-style-name="Text_20_body">
      <style:text-properties fo:language="ru" fo:country="RU" officeooo:rsid="01798876" officeooo:paragraph-rsid="01831cf7"/>
    </style:style>
    <style:style style:name="P24" style:family="paragraph" style:parent-style-name="Text_20_body">
      <style:paragraph-properties fo:margin-top="0.2173in" fo:margin-bottom="0.1189in" style:contextual-spacing="true"/>
      <style:text-properties fo:language="ru" fo:country="RU"/>
    </style:style>
    <style:style style:name="P25" style:family="paragraph" style:parent-style-name="Text_20_body">
      <style:paragraph-properties fo:margin-top="0.2173in" fo:margin-bottom="0.1189in" style:contextual-spacing="true"/>
      <style:text-properties fo:language="ru" fo:country="RU" officeooo:rsid="017b0491" officeooo:paragraph-rsid="017b0491"/>
    </style:style>
    <style:style style:name="P26" style:family="paragraph" style:parent-style-name="index_20_heading">
      <style:text-properties fo:language="ru" fo:country="RU"/>
    </style:style>
    <style:style style:name="P27" style:family="paragraph" style:parent-style-name="index_20_heading">
      <style:text-properties fo:language="ru" fo:country="RU" officeooo:paragraph-rsid="017b0491"/>
    </style:style>
    <style:style style:name="P28" style:family="paragraph" style:parent-style-name="Heading">
      <style:paragraph-properties fo:margin-top="0.2366in" fo:margin-bottom="0.2366in" style:contextual-spacing="false" fo:break-before="page"/>
      <style:text-properties fo:language="ru" fo:country="RU" officeooo:rsid="01831cf7"/>
    </style:style>
    <style:style style:name="P29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1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fo:language="ru" fo:country="RU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Text_20_body">
      <style:text-properties officeooo:paragraph-rsid="0142b432"/>
    </style:style>
    <style:style style:name="P33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officeooo:paragraph-rsid="0182634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Heading">
      <style:paragraph-properties fo:margin-top="0.2366in" fo:margin-bottom="0.2366in" style:contextual-spacing="false" fo:break-before="page"/>
      <style:text-properties officeooo:rsid="01831cf7" officeooo:paragraph-rsid="01831cf7"/>
    </style:style>
    <style:style style:name="P37" style:family="paragraph" style:parent-style-name="Heading">
      <style:paragraph-properties fo:margin-top="0.1575in" fo:margin-bottom="0.1575in" style:contextual-spacing="false" fo:break-before="page"/>
    </style:style>
    <style:style style:name="P38" style:family="paragraph" style:parent-style-name="Heading">
      <style:paragraph-properties fo:margin-top="0.1972in" fo:margin-bottom="0.1972in" style:contextual-spacing="false" fo:break-before="page"/>
    </style:style>
    <style:style style:name="P39" style:family="paragraph" style:parent-style-name="Heading">
      <style:paragraph-properties fo:margin-top="0.2366in" fo:margin-bottom="0.2366in" style:contextual-spacing="false" fo:break-before="page"/>
    </style:style>
    <style:style style:name="P40" style:family="paragraph" style:parent-style-name="Contents_20_Heading" style:master-page-name="Standard">
      <style:paragraph-properties style:page-number="auto" fo:break-before="page"/>
    </style:style>
    <style:style style:name="P41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fo:language="ru" fo:country="RU" officeooo:paragraph-rsid="00c752fb"/>
    </style:style>
    <style:style style:name="P42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fo:language="ru" fo:country="RU" officeooo:rsid="0184fa42" officeooo:paragraph-rsid="0184fa42"/>
    </style:style>
    <style:style style:name="P43" style:family="paragraph" style:parent-style-name="Text_20_body">
      <style:text-properties fo:language="ru" fo:country="RU" officeooo:rsid="0175f55b" officeooo:paragraph-rsid="0175f55b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officeooo:rsid="0142b432" style:font-size-asian="14pt" style:font-size-complex="14pt"/>
    </style:style>
    <style:style style:name="T10" style:family="text">
      <style:text-properties fo:font-size="14pt" fo:language="ru" fo:country="RU" officeooo:rsid="017b0491" style:font-size-asian="14pt" style:font-size-complex="14pt"/>
    </style:style>
    <style:style style:name="T11" style:family="text">
      <style:text-properties style:use-window-font-color="true" loext:opacity="0%" style:font-name="Times New Roman" fo:font-size="14pt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2" style:family="text">
      <style:text-properties officeooo:rsid="00d236e2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1831cf7"/>
    </style:style>
    <style:style style:name="T15" style:family="text">
      <style:text-properties officeooo:rsid="0175f55b"/>
    </style:style>
    <style:style style:name="T16" style:family="text">
      <style:text-properties officeooo:rsid="0178145a"/>
    </style:style>
    <style:style style:name="T17" style:family="text">
      <style:text-properties officeooo:rsid="017b0491"/>
    </style:style>
    <style:style style:name="T18" style:family="text">
      <style:text-properties officeooo:rsid="017d5989"/>
    </style:style>
    <style:style style:name="T19" style:family="text">
      <style:text-properties officeooo:rsid="01816a16"/>
    </style:style>
    <style:style style:name="T20" style:family="text">
      <style:text-properties officeooo:rsid="01826342"/>
    </style:style>
    <style:style style:name="T21" style:family="text">
      <style:text-properties officeooo:rsid="01831cf7"/>
    </style:style>
    <style:style style:name="T22" style:family="text">
      <style:text-properties officeooo:rsid="0184fa4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/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<text:span text:style-name="T1"> </text:span>высшего образования</text:p>
      <text:p text:style-name="P6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8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9"/>
      <text:p text:style-name="P9"/>
      <text:p text:style-name="P9"/>
      <text:p text:style-name="P10"/>
      <text:p text:style-name="P42">СИММЕТРИЧНЫЕ АЛГОРИТМЫ ШИФРОВАНИЯ</text:p>
      <text:p text:style-name="P2"><text:span text:style-name="T11">Лабораторная</text:span> работа <text:span text:style-name="T15">№</text:span><text:span text:style-name="T22">2</text:span></text:p>
      <text:p text:style-name="P7">по дисциплине</text:p>
      <text:p text:style-name="P7">«<text:span text:style-name="T15">Информационная безопасность</text:span>»</text:p>
      <text:p text:style-name="P11"/>
      <text:p text:style-name="P14">Студент<text:span text:style-name="T6"> </text:span>гр.<text:span text:style-name="T5"> </text:span>430-2</text:p>
      <text:p text:style-name="P15"><text:span text:style-name="T7"><text:tab/></text:span>А.А. Лузинсан</text:p>
      <text:p text:style-name="P16">«<text:span text:style-name="T7"><text:tab/></text:span>»<text:span text:style-name="T7"><text:tab/></text:span>202<text:span text:style-name="T15">3</text:span> г.</text:p>
      <text:p text:style-name="P17">Руководитель </text:p>
      <text:p text:style-name="P31"><text:span text:style-name="T21">Ассистент каф.</text:span> АСУ</text:p>
      <text:p text:style-name="P3"><text:span text:style-name="T7"><text:tab/></text:span><text:span text:style-name="T13"><text:tab/></text:span><text:span text:style-name="T14">Я</text:span>.<text:span text:style-name="T21">В</text:span>. <text:span text:style-name="T21">Яблонский</text:span></text:p>
      <text:p text:style-name="P18">«<text:span text:style-name="T7"><text:tab/></text:span>»<text:span text:style-name="T7"><text:tab/></text:span>202<text:span text:style-name="T15">3</text:span> <text:span text:style-name="T12">г.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4">Томск<text:span text:style-name="T2"> </text:span>202<text:span text:style-name="T15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0">Оглавление</text:p>
          </text:index-title>
          <text:p text:style-name="P29"><text:a xlink:type="simple" xlink:href="#__RefHeading___Toc3593_3433578193" text:style-name="Index_20_Link" text:visited-style-name="Index_20_Link">1 Цель работы<text:tab/>3</text:a></text:p>
          <text:p text:style-name="P29"><text:a xlink:type="simple" xlink:href="#__RefHeading___Toc527_1245814963" text:style-name="Index_20_Link" text:visited-style-name="Index_20_Link">2 Задание<text:tab/>4</text:a></text:p>
          <text:p text:style-name="P29"><text:a xlink:type="simple" xlink:href="#__RefHeading___Toc3595_3433578193" text:style-name="Index_20_Link" text:visited-style-name="Index_20_Link">3 Описание алгоритма шифрования<text:tab/>5</text:a></text:p>
          <text:p text:style-name="P29"><text:a xlink:type="simple" xlink:href="#__RefHeading___Toc529_1245814963" text:style-name="Index_20_Link" text:visited-style-name="Index_20_Link">4 Листинг программы<text:tab/>6</text:a></text:p>
          <text:p text:style-name="P29"><text:a xlink:type="simple" xlink:href="#__RefHeading___Toc761_2637789596" text:style-name="Index_20_Link" text:visited-style-name="Index_20_Link">5 Пример работы программы<text:tab/>10</text:a></text:p>
          <text:p text:style-name="P29"><text:a xlink:type="simple" xlink:href="#__RefHeading___Toc3721_3433578193" text:style-name="Index_20_Link" text:visited-style-name="Index_20_Link">6 Вывод о проделанной работе<text:tab/>11</text:a></text:p>
        </text:index-body>
      </text:table-of-content>
      <text:h text:style-name="P30" text:outline-level="1"/>
      <text:h text:style-name="P28" text:outline-level="1"><text:bookmark-start text:name="__RefHeading___Toc3593_3433578193"/>1 Цель работы<text:bookmark-end text:name="__RefHeading___Toc3593_3433578193"/></text:h>
      <text:p text:style-name="P19">Цель: <text:span text:style-name="T22">познакомиться и научиться работать с симметричными алгоритмами шифрования.</text:span></text:p>
      <text:h text:style-name="P38" text:outline-level="1"><text:bookmark-start text:name="__RefHeading___Toc527_1245814963"/>2 Задание<text:bookmark-end text:name="__RefHeading___Toc527_1245814963"/></text:h>
      <text:p text:style-name="P19">Задание по варианту №<text:span text:style-name="T22">9</text:span>: <text:span text:style-name="T22">два друга хотят обмениваться зашифрованными сообщениями, но у них нет </text:span>подходящей программы. Напишите программу позволяющую шифровать и дешифровать сообщения с использованием алгоритма симметричного шифрования AES. Входные и выходные данные запишите в файл типа .txt.</text:p>
      <text:h text:style-name="P39" text:outline-level="1"><text:bookmark-start text:name="__RefHeading___Toc3595_3433578193"/><text:bookmark-start text:name="_Toc117370880"/>3<text:bookmark-end text:name="_Toc117370880"/> Описание алгоритма шифрования<text:bookmark-end text:name="__RefHeading___Toc3595_3433578193"/></text:h>
      <text:p text:style-name="P20">Шифр</text:p>
      <text:h text:style-name="P38" text:outline-level="1"><text:bookmark-start text:name="__RefHeading___Toc529_1245814963"/>4 Листинг программы<text:bookmark-end text:name="__RefHeading___Toc529_1245814963"/></text:h>
      <text:p text:style-name="P23"><text:span text:style-name="T20">Содержимое файла</text:span> представлен<text:span text:style-name="T20">о</text:span> листинге <text:span text:style-name="T21">4</text:span>.1.</text:p>
      <text:p text:style-name="P22">Листинг <text:span text:style-name="T21">4</text:span>.1 — <text:span text:style-name="T20">Содержимое файла по лабораторной работе</text:span></text:p>
      <text:p text:style-name="P34"/>
      <text:h text:style-name="P37" text:outline-level="1"><text:bookmark-start text:name="__RefHeading___Toc761_2637789596"/>5 <text:span text:style-name="T21">П</text:span>ример работы программы<text:bookmark-end text:name="__RefHeading___Toc761_2637789596"/></text:h>
      <text:p text:style-name="P24">Программа поддерживает файловый ввод исходного текста, либо же ввод вручную, <text:span text:style-name="T17">а также вывод результата в выходной файл output.txt</text:span>. Результат работы для файлового ввода представлен на рисунке <text:span text:style-name="T21">5</text:span>.1.</text:p>
      <text:p text:style-name="P25">Пример работы программы на данных, введённых вручную, представлен на рисунке <text:span text:style-name="T21">5</text:span>.2.</text:p>
      <text:p text:style-name="P26">Рисунок <text:span text:style-name="T21">5</text:span>.1 — <text:span text:style-name="T17">Кодирование текста из файла</text:span></text:p>
      <text:p text:style-name="P27">Рисунок <text:span text:style-name="T21">5</text:span>.<text:span text:style-name="T17">2</text:span> — <text:span text:style-name="T17">Кодирование текста, введённого вручную</text:span></text:p>
      <text:h text:style-name="P36" text:outline-level="1"><text:bookmark-start text:name="__RefHeading___Toc3721_3433578193"/>6 Вывод о проделанной работе<text:bookmark-end text:name="__RefHeading___Toc3721_3433578193"/></text:h>
      <text:p text:style-name="P32"><text:span text:style-name="T8">В результате </text:span><text:span text:style-name="T9">выполнения </text:span><text:bookmark-start text:name="_Toc1173708991"/><text:span text:style-name="T10">л</text:span><text:bookmark-end text:name="_Toc1173708991"/><text:span text:style-name="T10">абораторной работы я познакомилась и научилась работать с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374in" fo:margin-bottom="0.2374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.0398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.0398in" fo:margin-bottom="0.0398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Converted1" style:page-layout-name="Mpm2" draw:style-name="Mdp1">
      <style:footer>
        <text:p text:style-name="MP1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9-15T19:10:42.497998874</dc:date>
    <meta:editing-cycles>512</meta:editing-cycles>
    <meta:editing-duration>P6DT6H13M14S</meta:editing-duration>
    <meta:generator>LibreOffice/7.6.0.3$Linux_X86_64 LibreOffice_project/60$Build-3</meta:generator>
    <meta:print-date>2023-09-12T20:05:36.277591350</meta:print-date>
    <meta:printed-by>PDF files</meta:printed-by>
    <meta:document-statistic meta:table-count="0" meta:image-count="0" meta:object-count="0" meta:page-count="8" meta:paragraph-count="41" meta:word-count="230" meta:character-count="1682" meta:non-whitespace-character-count="1483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